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" style:family="graphic">
      <style:graphic-properties style:protect="size"/>
    </style:style>
    <style:style style:name="gr1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516cm" fo:min-width="0cm" fo:padding-top="0cm" fo:padding-bottom="0cm" fo:padding-left="0cm" fo:padding-right="0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7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0.176cm" fo:margin-bottom="0cm" fo:line-height="7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2%" fo:text-align="start" fo:text-indent="0cm" style:punctuation-wrap="hanging" style:line-break="strict" style:writing-mode="lr-tb"/>
    </style:style>
    <style:style style:name="P11" style:family="paragraph">
      <style:paragraph-properties fo:margin-left="0.789cm" fo:margin-right="0cm" fo:margin-top="0.282cm" fo:margin-bottom="0cm" fo:line-height="92%" fo:text-indent="-0.789cm" style:punctuation-wrap="hanging" style:line-break="strict" style:writing-mode="lr-tb"/>
    </style:style>
    <style:style style:name="P12" style:family="paragraph">
      <style:paragraph-properties fo:margin-left="0.789cm" fo:margin-right="0cm" fo:margin-top="0.105cm" fo:margin-bottom="0cm" fo:line-height="70%" fo:text-indent="-0.789cm" style:punctuation-wrap="hanging" style:line-break="strict" style:writing-mode="lr-tb"/>
    </style:style>
    <style:style style:name="P13" style:family="paragraph">
      <style:paragraph-properties fo:margin-left="0cm" fo:margin-right="0cm" fo:margin-top="0.176cm" fo:margin-bottom="0cm" fo:line-height="70%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5" style:family="paragraph">
      <style:paragraph-properties fo:margin-left="0.599cm" fo:margin-right="0cm" fo:margin-top="0cm" fo:margin-bottom="0cm" fo:line-height="102%" fo:text-indent="-0.599cm" style:punctuation-wrap="simple" style:line-break="normal"/>
    </style:style>
    <style:style style:name="P16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7" style:family="paragraph">
      <style:paragraph-properties fo:margin-left="0.789cm" fo:margin-right="0cm" fo:margin-top="0.158cm" fo:margin-bottom="0cm" fo:line-height="80%" fo:text-indent="-0.789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158cm" fo:margin-bottom="0cm" fo:line-height="102%" fo:text-indent="0cm" style:punctuation-wrap="hanging" style:line-break="strict"/>
      <style:text-properties fo:font-size="18pt"/>
    </style:style>
    <style:style style:name="P20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.599cm" fo:margin-right="0cm" fo:margin-top="0.361cm" fo:margin-bottom="0.299cm" fo:text-indent="-0.599cm" style:punctuation-wrap="simple" style:line-break="normal"/>
    </style:style>
    <style:style style:name="P23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2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25" style:family="paragraph">
      <style:paragraph-properties fo:margin-left="0.895cm" fo:margin-right="0cm" fo:margin-top="0.158cm" fo:margin-bottom="0cm" fo:line-height="102%" fo:text-align="start" fo:text-indent="-0.895cm" style:punctuation-wrap="hanging" style:line-break="strict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color="#000000" fo:font-size="18pt"/>
    </style:style>
    <style:style style:name="P28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29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4pt" fo:language="ar" fo:country="SA" fo:font-style="normal" fo:text-shadow="none" style:text-underline-style="none" fo:font-weight="normal" style:font-family-asian="Arial" style:font-pitch-asian="variable" style:font-size-asian="14pt" style:language-asian="ar" style:country-asian="SA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9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10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3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family="Verdana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style:style style:name="T16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7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18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9" style:family="text">
      <style:text-properties fo:color="#0000ff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0" style:family="text">
      <style:text-properties fo:color="#ff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1" style:family="text">
      <style:text-properties fo:color="#000000" fo:font-family="Verdan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2" style:family="text">
      <style:text-properties fo:color="#000000" fo:font-family="Verdana" style:font-family-generic="swiss" style:font-pitch="variable" fo:font-size="16pt" fo:language="en" fo:country="GB" fo:font-weight="normal" style:font-size-asian="16pt" style:font-weight-asian="normal" style:font-size-complex="16pt" style:font-weight-complex="normal"/>
    </style:style>
    <style:style style:name="T23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4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5" style:family="text">
      <style:text-properties fo:color="#0000ff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6" style:family="text">
      <style:text-properties fo:font-size="28pt" fo:language="en" fo:country="GB" style:font-size-asian="28pt" style:font-size-complex="28pt"/>
    </style:style>
    <style:style style:name="T27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28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9" style:family="text">
      <style:text-properties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1" style:family="text">
      <style:text-properties fo:color="#000000" fo:font-family="Verdana" style:font-family-generic="swiss" style:font-pitch="variable" fo:font-size="18pt" fo:language="en" fo:country="GB" style:font-size-asian="16pt" style:font-size-complex="16pt"/>
    </style:style>
    <style:style style:name="T32" style:family="text">
      <style:text-properties fo:color="#000000" fo:font-family="Verdana" style:font-family-generic="swiss" style:font-pitch="variable" fo:font-size="18pt" fo:language="en" fo:country="GB" fo:font-weight="bold" style:font-size-asian="16pt" style:font-weight-asian="bold" style:font-size-complex="16pt" style:font-weight-complex="bold"/>
    </style:style>
    <style:style style:name="T33" style:family="text">
      <style:text-properties fo:color="#000000" fo:font-family="Verdana" style:font-family-generic="swiss" style:font-pitch="variable" fo:font-size="18pt" fo:language="en" fo:country="GB" fo:font-weight="normal" style:font-size-asian="16pt" style:font-weight-asian="normal" style:font-size-complex="16pt" style:font-weight-complex="normal"/>
    </style:style>
    <style:style style:name="T34" style:family="text">
      <style:text-properties fo:color="#00ae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5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36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7" style:family="text">
      <style:text-properties fo:color="#000000" fo:font-size="18pt"/>
    </style:style>
    <style:style style:name="T38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9" style:family="text">
      <style:text-properties fo:color="#00ae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0" style:family="text">
      <style:text-properties fo:color="#00ae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41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42" style:family="text">
      <style:text-properties fo:color="#000000" fo:font-size="20pt" fo:language="en" fo:country="GB" style:font-size-asian="20pt" style:font-size-complex="20pt"/>
    </style:style>
    <style:style style:name="T43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44" style:family="text">
      <style:text-properties fo:color="#000000" fo:font-size="20pt" fo:language="en" fo:country="GB" fo:font-weight="normal" style:font-size-asian="20pt" style:font-weight-asian="normal" style:font-size-complex="20pt" style:font-weight-complex="normal"/>
    </style:style>
    <style:style style:name="T45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6" style:family="text">
      <style:text-properties fo:color="#000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48" style:family="text">
      <style:text-properties fo:color="#000000" fo:font-family="Verdana" style:font-family-generic="swiss" style:font-pitch="variable" fo:font-size="18pt" fo:language="en" fo:country="GB"/>
    </style:style>
    <style:style style:name="T49" style:family="text">
      <style:text-properties fo:color="#00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0" style:family="text">
      <style:text-properties fo:color="#00ff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1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2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53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style:style style:name="T54" style:family="text">
      <style:text-properties fo:color="#000000" fo:font-size="20pt" fo:language="en" fo:country="GB" fo:font-weight="bold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7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96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48cm" text:min-label-width="0.9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01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">
        <style:list-level-properties text:min-label-width="1.01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R programming techniq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13" draw:layer="layout" svg:width="11.219cm" svg:height="9.192cm" svg:x="12.936cm" svg:y="8.9cm">
          <text:list text:style-name="L2">
            <text:list-item>
              <text:p text:style-name="P9"><text:span text:style-name="T4">Arithmetic with vector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Rank ordering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rank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Quantiles</text:span></text:p>
                </text:list-item>
              </text:list>
              <text:p text:style-name="P10"><text:span text:style-name="T6">quantile(x); boxplot(x)</text:span></text:p>
              <text:list>
                <text:list-item>
                  <text:p text:style-name="P10"><text:span text:style-name="T5">Square Root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qrt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Standard deviation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d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Trigonometry function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tan(x) ; cos(x) ; sin(x)</text:span></text:p>
              <text:p text:style-name="P11"><text:span text:style-name="T6"/></text:p>
              <text:p text:style-name="P12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11.214cm" svg:height="9.777cm" svg:x="0.802cm" svg:y="8.93cm">
          <text:list text:style-name="L2">
            <text:list-item>
              <text:p text:style-name="P9"><text:span text:style-name="T4">Arithmetic with vectors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5">Min / Max value number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min(x) ; max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Sum of values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um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Average estimates (mean / median)</text:span><text:span text:style-name="T7">‏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mean(x) ; median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Range of values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range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Variance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var(x)</text:span></text:p>
              <text:p text:style-name="P11"><text:span text:style-name="T8"/></text:p>
            </text:list-header>
          </text:list>
          <text:list text:style-name="L1">
            <text:list-header>
              <text:p text:style-name="P1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23.734cm" svg:height="4.019cm" svg:x="0.585cm" svg:y="4.458cm" presentation:class="outline" presentation:user-transformed="true">
          <draw:text-box>
            <text:list text:style-name="L6">
              <text:list-item>
                <text:p text:style-name="P14"><text:span text:style-name="T11">R has many built-in functions for doing simple calculations on objects. Start with a random sample of 15 numbers from 1 to 100 and try the functions below.</text:span></text:p>
              </text:list-item>
            </text:list>
            <text:list text:style-name="L4">
              <text:list-header>
                <text:p text:style-name="P15"><text:span text:style-name="T12"><text:s text:c="2"/></text:span><text:span text:style-name="T12">&gt; x&lt;-sample(100,15)</text:span></text:p>
              </text:list-header>
              <text:list-item>
                <text:p text:style-name="P15"><text:span text:style-name="T12"><text:s text:c="2"/>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18" draw:layer="layout" svg:width="23.57cm" svg:height="12.568cm" svg:x="0.953cm" svg:y="4.282cm">
          <text:list text:style-name="L2">
            <text:list-item>
              <text:p text:style-name="P16"><text:span text:style-name="T13">We have seen before how we can get the </text:span><text:span text:style-name="T14">names</text:span><text:span text:style-name="T15"> of our variables, but for dataframes and matrices we can also get these names with </text:span><text:span text:style-name="T14">colnames</text:span><text:span text:style-name="T15">, and the names of the rows with </text:span><text:span text:style-name="T14">rownames</text:span><text:span text:style-name="T15">:</text:span></text:p>
            </text:list-item>
          </text:list>
          <text:list text:style-name="L4">
            <text:list-header>
              <text:p text:style-name="P17"><text:span text:style-name="T6">&gt; names(patients)</text:span></text:p>
            </text:list-header>
            <text:list-item>
              <text:p text:style-name="P17"><text:span text:style-name="T16">[1] "First_Name" <text:s/>"Second_Name" "Full_Name" <text:s text:c="2"/>"Sex" <text:s text:c="4"/>"Age" <text:s text:c="4"/>"Weight" <text:s text:c="5"/>"Consent"</text:span></text:p>
            </text:list-item>
            <text:list-item>
              <text:p text:style-name="P17"><text:span text:style-name="T6">&gt; colnames(patients)</text:span></text:p>
            </text:list-item>
            <text:list-item>
              <text:p text:style-name="P17"><text:span text:style-name="T16">[1] "First_Name" <text:s/>"Second_Name" "Full_Name" <text:s text:c="2"/>"Sex" <text:s text:c="4"/>"Age" <text:s text:c="4"/>"Weight" <text:s text:c="5"/>"Consent"</text:span></text:p>
            </text:list-item>
            <text:list-item>
              <text:p text:style-name="P17"><text:span text:style-name="T6">&gt; rownames(patients)</text:span></text:p>
            </text:list-item>
            <text:list-item>
              <text:p text:style-name="P17"><text:span text:style-name="T16">[1] "1" <text:s/>"2" <text:s/>"3" <text:s/>"4" <text:s/>"5" <text:s/>"6" <text:s/>"7" <text:s/>"8" <text:s/>"9" <text:s/>"10"</text:span></text:p>
            </text:list-item>
            <text:list-item>
              <text:p text:style-name="P17"><text:span text:style-name="T13"/></text:p>
            </text:list-item>
            <text:list-item>
              <text:p text:style-name="P17"><text:span text:style-name="T13">We can get the numbers of rows or columns with </text:span><text:span text:style-name="T14">nrow</text:span><text:span text:style-name="T15"> and </text:span><text:span text:style-name="T14">ncol</text:span><text:span text:style-name="T15">:</text:span></text:p>
            </text:list-item>
          </text:list>
          <text:p text:style-name="P17"><text:span text:style-name="T6">&gt; nrow(patients)</text:span></text:p>
          <text:p text:style-name="P17"><text:span text:style-name="T16">[1] 10</text:span></text:p>
          <text:p text:style-name="P17"><text:span text:style-name="T6">&gt; ncol(patients)</text:span></text:p>
          <text:p text:style-name="P17"><text:span text:style-name="T16">[1] 7</text:span></text:p>
          <text:list text:continue-numbering="true" text:style-name="L4">
            <text:list-item>
              <text:p text:style-name="P17"><text:span text:style-name="T6"/></text:p>
            </text:list-item>
          </text:list>
          <text:p text:style-name="P17"><text:span text:style-name="T15">We can also find the length of a vector or a list with </text:span><text:span text:style-name="T14">length</text:span><text:span text:style-name="T15">, although this may give confusing results for some structures, like data frames:</text:span></text:p>
          <text:p text:style-name="P17"><text:span text:style-name="T6">&gt; length(c(1,2,3,4,5))</text:span></text:p>
          <text:p text:style-name="P17"><text:span text:style-name="T16">[1] 5</text:span></text:p>
          <text:p text:style-name="P17"><text:span text:style-name="T6">&gt; length(patients)</text:span></text:p>
          <text:p text:style-name="P17"><text:span text:style-name="T16">[1] 7</text:span></text:p>
          <text:p text:style-name="P17"><text:span text:style-name="T17">&gt; length(patients$Age)</text:span></text:p>
          <text:p text:style-name="P17"><text:span text:style-name="T16">[1] 10</text:span></text:p>
          <text:p text:style-name="P17"><text:span text:style-name="T13">Remember, a data frame is a list of variables, so its length is the number of variables. The length of one of the variable vectors (like Age) is the number of observations.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data fr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data fra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23.428cm" svg:height="12.32cm" svg:x="1.095cm" svg:y="4.633cm">
          <text:list text:style-name="L4">
            <text:list-item>
              <text:p text:style-name="P3"><text:span text:style-name="T13"><text:s/></text:span><text:span text:style-name="T13">We can add rows or columns to a data frame using </text:span><text:span text:style-name="T14">rbind</text:span><text:span text:style-name="T15"> and </text:span><text:span text:style-name="T14">cbind</text:span><text:span text:style-name="T15">:</text:span></text:p>
              <text:p text:style-name="P3"><text:span text:style-name="T18"><text:s/></text:span><text:span text:style-name="T18">&gt; newpatient&lt;-c("Kate","Lawson","Kate Lawson","Female","35","62.5","TRUE")</text:span></text:p>
            </text:list-item>
            <text:list-item>
              <text:p text:style-name="P3"><text:span text:style-name="T18"><text:s/></text:span><text:span text:style-name="T18">&gt; rbind(patients,newpatient)</text:span></text:p>
            </text:list-item>
          </text:list>
          <text:p text:style-name="P3"><text:span text:style-name="T19"><text:s text:c="3"/></text:span><text:span text:style-name="T19">First_Name Second_Name <text:s text:c="5"/>Full_Name <text:s text:c="3"/>Sex Age Weight Consent</text:span></text:p>
          <text:p text:style-name="P3"><text:span text:style-name="T19">1 <text:s text:c="7"/>Adam <text:s text:c="6"/>Jones <text:s text:c="4"/>Adam Jones <text:s text:c="2"/>Male <text:s/>50 <text:s text:c="2"/>70.8 <text:s text:c="3"/>TRUE</text:span></text:p>
          <text:p text:style-name="P3"><text:span text:style-name="T19">2 <text:s text:c="8"/>Eve <text:s text:c="5"/>Parker <text:s text:c="4"/>Eve Parker Female <text:s/>21 <text:s text:c="2"/>67.9 <text:s text:c="3"/>TRUE</text:span></text:p>
          <text:p text:style-name="P3"><text:span text:style-name="T19">3 <text:s text:c="7"/>John <text:s text:c="6"/>Evans <text:s text:c="4"/>John Evans <text:s text:c="2"/>Male <text:s/>35 <text:s text:c="2"/>75.3 <text:s text:c="2"/>FALSE</text:span></text:p>
          <text:p text:style-name="P3"><text:span text:style-name="T19">4 <text:s text:c="7"/>Mary <text:s text:c="6"/>Davis <text:s text:c="4"/>Mary Davis Female <text:s/>45 <text:s text:c="2"/>61.9 <text:s text:c="3"/>TRUE</text:span></text:p>
          <text:p text:style-name="P3"><text:span text:style-name="T19">5 <text:s text:c="6"/>Peter <text:s text:c="6"/>Baker <text:s text:c="3"/>Peter Baker <text:s text:c="2"/>Male <text:s/>28 <text:s text:c="2"/>72.4 <text:s text:c="2"/>FALSE</text:span></text:p>
          <text:p text:style-name="P3"><text:span text:style-name="T19">6 <text:s text:c="7"/>Paul <text:s text:c="4"/>Daniels <text:s text:c="2"/>Paul Daniels <text:s text:c="2"/>Male <text:s/>31 <text:s text:c="2"/>69.9 <text:s text:c="2"/>FALSE</text:span></text:p>
          <text:p text:style-name="P3"><text:span text:style-name="T19">7 <text:s text:c="5"/>Joanna <text:s text:c="4"/>Edwards Joanna Edwards Female <text:s/>42 <text:s text:c="2"/>63.5 <text:s text:c="2"/>FALSE</text:span></text:p>
          <text:p text:style-name="P3"><text:span text:style-name="T19">8 <text:s text:c="4"/>Matthew <text:s text:c="6"/>Smith <text:s/>Matthew Smith <text:s text:c="2"/>Male <text:s/>33 <text:s text:c="2"/>71.5 <text:s text:c="3"/>TRUE</text:span></text:p>
          <text:p text:style-name="P3"><text:span text:style-name="T19">9 <text:s text:c="6"/>David <text:s text:c="4"/>Roberts <text:s/>David Roberts <text:s text:c="2"/>Male <text:s/>57 <text:s text:c="2"/>73.2 <text:s text:c="2"/>FALSE</text:span></text:p>
          <text:p text:style-name="P3"><text:span text:style-name="T19">10 <text:s text:c="5"/>Sally <text:s text:c="5"/>Wilson <text:s text:c="2"/>Sally Wilson Female <text:s/>62 <text:s text:c="2"/>64.8 <text:s text:c="3"/>TRUE</text:span></text:p>
          <text:p text:style-name="P3"><text:span text:style-name="T19">11 <text:s text:c="6"/>Kate <text:s text:c="5"/>Lawson <text:s text:c="3"/>Kate Lawson Female <text:s/>35 <text:s text:c="2"/>62.5 <text:s text:c="3"/>TRUE</text:span></text:p>
          <text:p text:style-name="P3"><text:span text:style-name="T18">&gt; cbind(patients,10:1)</text:span></text:p>
          <text:list text:style-name="L7">
            <text:list-item>
              <text:p text:style-name="P3"><text:span text:style-name="T13"><text:s/></text:span><text:span text:style-name="T13">We can also remove rows and columns:</text:span></text:p>
            </text:list-item>
          </text:list>
          <text:list text:style-name="L4">
            <text:list-header>
              <text:p text:style-name="P3"><text:span text:style-name="T18">df[-1,]</text:span><text:span text:style-name="T20"> </text:span><text:span text:style-name="T16"># remove first row</text:span></text:p>
            </text:list-header>
          </text:list>
          <text:p text:style-name="P3"><text:span text:style-name="T18">df[,-1]</text:span><text:span text:style-name="T20"> </text:span><text:span text:style-name="T16"># remove first column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data fram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9" draw:layer="layout" svg:width="24.081cm" svg:height="14.651cm" svg:x="0.822cm" svg:y="3.734cm">
          <draw:text-box>
            <text:p text:style-name="P3"><text:span text:style-name="T13">Sorting a vector with </text:span><text:span text:style-name="T14">sort</text:span><text:span text:style-name="T13">:</text:span></text:p>
            <text:p text:style-name="P3"><text:span text:style-name="T18">&gt; sort(patients$Second_Name)</text:span></text:p>
            <text:p text:style-name="P3"><text:span text:style-name="T19">[1] "Baker" <text:s text:c="2"/>"Daniels" "Davis" <text:s text:c="2"/>"Edwards" "Evans" <text:s text:c="2"/>"Jones" <text:s text:c="2"/>"Parker" <text:s/>"Roberts" "Smith" <text:s text:c="2"/>"Wilson"</text:span></text:p>
            <text:p text:style-name="P3"><text:span text:style-name="T13"><text:s/></text:span><text:span text:style-name="T13">Sorting a data frame by one variable with </text:span><text:span text:style-name="T14">order</text:span><text:span text:style-name="T13">:</text:span></text:p>
            <text:p text:style-name="P3"><text:span text:style-name="T18">&gt; order(patients$Second_Name)</text:span></text:p>
            <text:p text:style-name="P3"><text:span text:style-name="T19">[1] <text:s/>5 <text:s/>6 <text:s/>4 <text:s/>7 <text:s/>3 <text:s/>1 <text:s/>2 <text:s/>9 <text:s/>8 10</text:span></text:p>
            <text:p text:style-name="P3"><text:span text:style-name="T18">&gt; patients[order(patients$Second_Name),]</text:span></text:p>
            <text:p text:style-name="P3"><text:span text:style-name="T19"><text:s text:c="3"/></text:span><text:span text:style-name="T19">First_Name Second_Name <text:s text:c="5"/>Full_Name <text:s text:c="3"/>Sex Age Weight Consent</text:span></text:p>
            <text:p text:style-name="P3"><text:span text:style-name="T19">5 <text:s text:c="6"/>Peter <text:s text:c="6"/>Baker <text:s text:c="3"/>Peter Baker <text:s text:c="2"/>Male <text:s/>28 <text:s text:c="2"/>72.4 <text:s text:c="2"/>FALSE</text:span></text:p>
            <text:p text:style-name="P3"><text:span text:style-name="T19">6 <text:s text:c="7"/>Paul <text:s text:c="4"/>Daniels <text:s text:c="2"/>Paul Daniels <text:s text:c="2"/>Male <text:s/>31 <text:s text:c="2"/>69.9 <text:s text:c="2"/>FALSE</text:span></text:p>
            <text:p text:style-name="P3"><text:span text:style-name="T19">4 <text:s text:c="7"/>Mary <text:s text:c="6"/>Davis <text:s text:c="4"/>Mary Davis Female <text:s/>45 <text:s text:c="2"/>61.9 <text:s text:c="3"/>TRUE</text:span></text:p>
            <text:p text:style-name="P3"><text:span text:style-name="T19">7 <text:s text:c="5"/>Joanna <text:s text:c="4"/>Edwards Joanna Edwards Female <text:s/>42 <text:s text:c="2"/>63.5 <text:s text:c="2"/>FALSE</text:span></text:p>
            <text:p text:style-name="P3"><text:span text:style-name="T19">3 <text:s text:c="7"/>John <text:s text:c="6"/>Evans <text:s text:c="4"/>John Evans <text:s text:c="2"/>Male <text:s/>35 <text:s text:c="2"/>75.3 <text:s text:c="2"/>FALSE</text:span></text:p>
            <text:p text:style-name="P3"><text:span text:style-name="T19">1 <text:s text:c="7"/>Adam <text:s text:c="6"/>Jones <text:s text:c="4"/>Adam Jones <text:s text:c="2"/>Male <text:s/>50 <text:s text:c="2"/>70.8 <text:s text:c="3"/>TRUE</text:span></text:p>
            <text:p text:style-name="P3"><text:span text:style-name="T19">2 <text:s text:c="8"/>Eve <text:s text:c="5"/>Parker <text:s text:c="4"/>Eve Parker Female <text:s/>21 <text:s text:c="2"/>67.9 <text:s text:c="3"/>TRUE</text:span></text:p>
            <text:p text:style-name="P3"><text:span text:style-name="T19">9 <text:s text:c="6"/>David <text:s text:c="4"/>Roberts <text:s/>David Roberts <text:s text:c="2"/>Male <text:s/>57 <text:s text:c="2"/>73.2 <text:s text:c="2"/>FALSE</text:span></text:p>
            <text:p text:style-name="P3"><text:span text:style-name="T19">8 <text:s text:c="4"/>Matthew <text:s text:c="6"/>Smith <text:s/>Matthew Smith <text:s text:c="2"/>Male <text:s/>33 <text:s text:c="2"/>71.5 <text:s text:c="3"/>TRUE</text:span></text:p>
            <text:p text:style-name="P3"><text:span text:style-name="T19">10 <text:s text:c="5"/>Sally <text:s text:c="5"/>Wilson <text:s text:c="2"/>Sally Wilson Female <text:s/>62 <text:s text:c="2"/>64.8 <text:s text:c="3"/>TRUE</text:span></text:p>
            <text:p text:style-name="P3"><text:span text:style-name="T19"/></text:p>
          </draw:text-box>
        </draw:fram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The R work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0" draw:layer="layout" svg:width="23.37cm" svg:height="12.144cm" svg:x="0.97cm" svg:y="3.858cm">
          <text:list text:style-name="L7">
            <text:list-item>
              <text:p text:style-name="P3"><text:span text:style-name="T4"><text:s/></text:span><text:span text:style-name="T4">The objects we have been making are created in the R workspace.</text:span></text:p>
            </text:list-item>
            <text:list-item>
              <text:p text:style-name="P3"><text:span text:style-name="T4"><text:s/></text:span><text:span text:style-name="T4">When we load a package, we are loading that package's functions and data sets into our workspace.</text:span></text:p>
            </text:list-item>
            <text:list-item>
              <text:p text:style-name="P3"><text:span text:style-name="T4"><text:s/></text:span><text:span text:style-name="T4">You can see what is in your workspace with </text:span><text:span text:style-name="T21">ls</text:span><text:span text:style-name="T22">:</text:span></text:p>
            </text:list-item>
          </text:list>
          <text:p text:style-name="P3"><text:span text:style-name="T23">&gt; ls()</text:span></text:p>
          <text:list text:continue-numbering="true" text:style-name="L7">
            <text:list-item>
              <text:p text:style-name="P3"><text:span text:style-name="T22"><text:s/></text:span><text:span text:style-name="T22">You can attach data frames to your workspace and then refer to the variables directly:</text:span></text:p>
            </text:list-item>
          </text:list>
          <text:p text:style-name="P3"><text:span text:style-name="T24">&gt; attach(patients)</text:span></text:p>
          <text:p text:style-name="P3"><text:span text:style-name="T24">&gt; Full_Name</text:span></text:p>
          <text:list text:continue-numbering="true" text:style-name="L7">
            <text:list-item>
              <text:p text:style-name="P3"><text:span text:style-name="T22"><text:s/></text:span><text:span text:style-name="T22">You can remove objects from the workspace with </text:span><text:span text:style-name="T21">rm</text:span><text:span text:style-name="T22">:</text:span></text:p>
            </text:list-item>
          </text:list>
          <text:p text:style-name="P3"><text:span text:style-name="T24">&gt; x&lt;-1:5</text:span></text:p>
          <text:p text:style-name="P3"><text:span text:style-name="T25">[1] 1 2 3 4 5</text:span></text:p>
          <text:p text:style-name="P3"><text:span text:style-name="T24">&gt; rm(x)</text:span></text:p>
          <text:p text:style-name="P3"><text:span text:style-name="T24">&gt; x</text:span></text:p>
          <text:p text:style-name="P3"><text:span text:style-name="T25">Error: object 'x' not found</text:span></text:p>
          <text:list text:continue-numbering="true" text:style-name="L7">
            <text:list-item>
              <text:p text:style-name="P3"><text:span text:style-name="T22"><text:s/></text:span><text:span text:style-name="T22">You can remove everything by giving </text:span><text:span text:style-name="T21">rm</text:span><text:span text:style-name="T22"> a list of all the objects returned by </text:span><text:span text:style-name="T21">ls</text:span><text:span text:style-name="T22">:</text:span></text:p>
            </text:list-item>
          </text:list>
          <text:list text:style-name="L4">
            <text:list-header>
              <text:p text:style-name="P3"><text:span text:style-name="T24">&gt; rm(list=ls())</text:span></text:p>
            </text:list-header>
            <text:list-item>
              <text:p text:style-name="P3"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 presentation:use-date-time-name="dtd1">
        <draw:frame presentation:style-name="pr3" draw:text-style-name="P7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21"><text:span text:style-name="T26">Introducing loops</text:span></text:p>
              </text:list-header>
            </text:list>
          </draw:text-box>
        </draw:frame>
        <draw:frame presentation:style-name="pr2" draw:text-style-name="P7" draw:layer="layout" svg:width="23.734cm" svg:height="14.162cm" svg:x="0.585cm" svg:y="4.457cm" presentation:class="outline" presentation:user-transformed="true">
          <draw:text-box>
            <text:list text:style-name="L6">
              <text:list-item>
                <text:p text:style-name="P14"><text:span text:style-name="T11">Many programming languages have ways of doing the same thing many times, perhaps changing some variable each time. This is called </text:span><text:span text:style-name="T27">looping</text:span><text:span text:style-name="T28">.</text:span></text:p>
              </text:list-item>
              <text:list-item>
                <text:p text:style-name="P14"><text:span text:style-name="T28">Loops are not used in R so often, because we can usually achieve the same thing using vector calculations.</text:span></text:p>
              </text:list-item>
              <text:list-item>
                <text:p text:style-name="P14"><text:span text:style-name="T28">For example, to add two vectors together, we do not need to add each pair of elements one by one, we can just add the vectors.</text:span></text:p>
              </text:list-item>
              <text:list-item>
                <text:p text:style-name="P14"><text:span text:style-name="T11">But there are some situations where R functions can not take vectors as input. For example, </text:span><text:span text:style-name="T27">read.csv</text:span><text:span text:style-name="T28"> will only load one file at a time.</text:span></text:p>
              </text:list-item>
              <text:list-item>
                <text:p text:style-name="P14"><text:span text:style-name="T11">What if we had ten files to load in, all ending in the same extension (like </text:span><text:span text:style-name="T29">.csv</text:span><text:span text:style-name="T11">)?</text:span></text:p>
              </text:list-item>
            </text:list>
          </draw:text-box>
        </draw:frame>
        <presentation:notes draw:style-name="dp2">
          <draw:page-thumbnail draw:style-name="gr13" draw:layer="layout" svg:width="14.151cm" svg:height="10.598cm" svg:x="2.755cm" svg:y="2.124cm" draw:page-number="7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text-style-name="P7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21"><text:span text:style-name="T26">Introducing loops</text:span></text:p>
              </text:list-header>
            </text:list>
          </draw:text-box>
        </draw:frame>
        <draw:frame presentation:style-name="pr2" draw:text-style-name="P7" draw:layer="layout" svg:width="23.734cm" svg:height="12.515cm" svg:x="0.585cm" svg:y="4.457cm" presentation:class="outline" presentation:user-transformed="true">
          <draw:text-box>
            <text:list text:style-name="L6">
              <text:list-item>
                <text:p text:style-name="P14"><text:span text:style-name="T11">We could do this:</text:span></text:p>
              </text:list-item>
            </text:list>
            <text:list text:style-name="L4">
              <text:list-header>
                <text:p text:style-name="P15"><text:span text:style-name="T12"><text:s text:c="2"/></text:span><text:span text:style-name="T12">&gt; colony&lt;-data.frame() <text:s text:c="3"/># Start with empty data frame</text:span></text:p>
              </text:list-header>
              <text:list-item>
                <text:p text:style-name="P15"><text:span text:style-name="T12"/></text:p>
              </text:list-item>
              <text:list-item>
                <text:p text:style-name="P15"><text:span text:style-name="T12"><text:s text:c="2"/></text:span><text:span text:style-name="T12">&gt; colony1&lt;-read.csv("11_CFA_Run1Counts.csv")</text:span></text:p>
              </text:list-item>
            </text:list>
            <text:p text:style-name="P15"><text:span text:style-name="T12"><text:s text:c="2"/></text:span><text:span text:style-name="T12">&gt; colony2&lt;-read.csv("11_CFA_Run2Counts.csv")</text:span></text:p>
            <text:p text:style-name="P15"><text:span text:style-name="T12"><text:s text:c="2"/></text:span><text:span text:style-name="T12">&gt; colony3&lt;-read.csv("11_CFA_Run3Counts.csv")</text:span></text:p>
            <text:p text:style-name="P15"><text:span text:style-name="T12"><text:s text:c="2"/></text:span><text:span text:style-name="T12">...</text:span></text:p>
            <text:p text:style-name="P15"><text:span text:style-name="T12"><text:s text:c="2"/></text:span><text:span text:style-name="T12">&gt; colony10&lt;-read.csv("11_CFA_Run10Counts.csv")</text:span></text:p>
            <text:p text:style-name="P15"><text:span text:style-name="T12"/></text:p>
            <text:p text:style-name="P15"><text:span text:style-name="T12"><text:s text:c="2"/></text:span><text:span text:style-name="T12">&gt; colony&lt;-rbind(colony1,colony2,colony3,...,colony10)</text:span></text:p>
            <text:list text:style-name="L8">
              <text:list-header>
                <text:p text:style-name="P22"><text:span text:style-name="T11">But this will be boring to type, difficult to change, and prone to error.</text:span></text:p>
              </text:list-header>
              <text:list-item>
                <text:p text:style-name="P22"><text:span text:style-name="T11">As we are doing the same thing 10 times, but with a different file name each time, we can use a </text:span><text:span text:style-name="T27">loop</text:span><text:span text:style-name="T11"> instead.</text:span></text:p>
              </text:list-item>
            </text:list>
            <text:list text:style-name="L4">
              <text:list-header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13" draw:layer="layout" svg:width="14.151cm" svg:height="10.598cm" svg:x="2.755cm" svg:y="2.124cm" draw:page-number="8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LOOPS</text:span><text:span text:style-name="T10"><text:line-break/></text:span><text:span text:style-name="T3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2.732cm" svg:height="6.5cm" svg:x="1.27cm" svg:y="4.498cm">
          <text:list text:style-name="L9">
            <text:list-item>
              <text:p text:style-name="P3"><text:span text:style-name="T31">R has two basic types of loop:</text:span></text:p>
            </text:list-item>
          </text:list>
          <text:p text:style-name="P3"><text:span text:style-name="T32"><text:tab/></text:span><text:span text:style-name="T32">for</text:span><text:span text:style-name="T33"> loop: run some code on every value in a vector</text:span></text:p>
          <text:p text:style-name="P3"><text:span text:style-name="T32"><text:tab/></text:span><text:span text:style-name="T32">while</text:span><text:span text:style-name="T33"> loop: run some code while some condition is true</text:span></text:p>
          <text:list text:continue-numbering="true" text:style-name="L9">
            <text:list-item>
              <text:p text:style-name="P3"><text:span text:style-name="T31">Here are two simple examples of these loops:</text:span></text:p>
            </text:list-item>
          </text:list>
          <text:list text:style-name="L4">
            <text:list-item>
              <text:p text:style-name="P23"><text:span text:style-name="T24">for (</text:span><text:span text:style-name="T34">f</text:span><text:span text:style-name="T24"> in </text:span><text:span text:style-name="T34">1:10</text:span><text:span text:style-name="T24">) { </text:span></text:p>
              <text:p text:style-name="P23"><text:span text:style-name="T24"><text:s text:c="2"/></text:span><text:span text:style-name="T34"><text:s/></text:span><text:span text:style-name="T34">print(f) </text:span></text:p>
            </text:list-item>
          </text:list>
          <text:list text:style-name="L10">
            <text:list-header>
              <text:p text:style-name="P23"><text:span text:style-name="T24">}</text:span></text:p>
            </text:list-header>
          </text:list>
          <text:list text:style-name="L9">
            <text:list-header>
              <text:p text:style-name="P24"><text:span text:style-name="T35"/></text:p>
            </text:list-header>
          </text:list>
          <text:list text:style-name="L4">
            <text:list-header>
              <text:p text:style-name="P23"><text:span text:style-name="T34">f &lt;- 1</text:span><text:span text:style-name="T24"> </text:span></text:p>
            </text:list-header>
            <text:list-item>
              <text:p text:style-name="P23"><text:span text:style-name="T24">while ( </text:span><text:span text:style-name="T34">f &lt;= 10</text:span><text:span text:style-name="T24"> ) {</text:span></text:p>
              <text:p text:style-name="P23"><text:span text:style-name="T24"><text:s text:c="2"/></text:span><text:span text:style-name="T34"><text:s/></text:span><text:span text:style-name="T34">print(f)</text:span></text:p>
            </text:list-item>
            <text:list-item>
              <text:p text:style-name="P23"><text:span text:style-name="T34"><text:s text:c="3"/></text:span><text:span text:style-name="T34">f &lt;- f + 1</text:span></text:p>
            </text:list-item>
          </text:list>
          <text:list text:style-name="L10">
            <text:list-header>
              <text:p text:style-name="P23"><text:span text:style-name="T24">}</text:span></text:p>
            </text:list-header>
          </text:list>
          <text:list text:style-name="L9">
            <text:list-header>
              <text:p text:style-name="P24"><text:span text:style-name="T36"/></text:p>
            </text:list-header>
          </text:list>
          <text:list text:style-name="L10">
            <text:list-header>
              <text:p text:style-name="P25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7" draw:layer="layout" svg:width="6.951cm" svg:height="1.877cm" svg:x="10.093cm" svg:y="11.894cm">
          <text:p text:style-name="P26"><text:span text:style-name="T37">when this condition is </text:span></text:p>
          <text:p text:style-name="P26"><text:span text:style-name="T37">false the loop s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0.094cm" svg:y1="12.801cm" svg:x2="8.08cm" svg:y2="12.84cm">
          <text:p/>
        </draw:lin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LOOPS</text:span><text:span text:style-name="T10"><text:line-break/></text:span><text:span text:style-name="T3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22.732cm" svg:height="6.5cm" svg:x="1.27cm" svg:y="4.498cm">
          <text:list text:style-name="L9">
            <text:list-item>
              <text:p text:style-name="P3"><text:span text:style-name="T4">Here's how we might use a </text:span><text:span text:style-name="T21">for</text:span><text:span text:style-name="T22"> loop to load in our CSV files.</text:span></text:p>
            </text:list-item>
            <text:list-item>
              <text:p text:style-name="P3"><text:span text:style-name="T22">We can look up files containing a particular substring in their name using the </text:span><text:span text:style-name="T21">dir</text:span><text:span text:style-name="T22"> function:</text:span></text:p>
            </text:list-item>
          </text:list>
          <text:p text:style-name="P23"><text:span text:style-name="T24">dir(pattern="Counts.csv")</text:span></text:p>
          <text:p text:style-name="P11"><text:span text:style-name="T25">[1] "11_CFA_Run1Counts.csv" "11_CFA_Run2Counts.csv" "11_CFA_Run3Counts.csv"</text:span></text:p>
          <text:list text:continue-numbering="true" text:style-name="L9">
            <text:list-item>
              <text:p text:style-name="P3"><text:span text:style-name="T4">So we can load all the files using a </text:span><text:span text:style-name="T21">for</text:span><text:span text:style-name="T4"> loop as follows:</text:span></text:p>
            </text:list-item>
          </text:list>
          <text:p text:style-name="P23"><text:span text:style-name="T24">colony&lt;-data.frame()</text:span></text:p>
          <text:p text:style-name="P23"><text:span text:style-name="T24">countfiles&lt;-dir(pattern=”Counts.csv”)</text:span></text:p>
          <text:p text:style-name="P23"><text:span text:style-name="T24">for (</text:span><text:span text:style-name="T34">file</text:span><text:span text:style-name="T24"> in </text:span><text:span text:style-name="T34">countfiles</text:span><text:span text:style-name="T24">) {</text:span></text:p>
          <text:p text:style-name="P23"><text:span text:style-name="T24"><text:s text:c="2"/></text:span><text:span text:style-name="T34"><text:s/></text:span><text:span text:style-name="T24">t&lt;-read.csv(file)</text:span></text:p>
          <text:p text:style-name="P23"><text:span text:style-name="T24"><text:s text:c="3"/></text:span><text:span text:style-name="T24">colony&lt;-rbind(colony,t)</text:span></text:p>
          <text:p text:style-name="P23"><text:span text:style-name="T24">}</text:span></text:p>
          <text:list text:continue-numbering="true" text:style-name="L9">
            <text:list-item>
              <text:p text:style-name="P3"><text:span text:style-name="T4">Here, we use a temporary variable </text:span><text:span text:style-name="T21">t</text:span><text:span text:style-name="T22"> to store the data in each file, and then add that data to the main </text:span><text:span text:style-name="T21">colony</text:span><text:span text:style-name="T22"> data frame.</text:span></text:p>
            </text:list-item>
          </text:list>
          <text:list text:style-name="L4">
            <text:list-header>
              <text:p text:style-name="P23"><text:span text:style-name="T24"/></text:p>
            </text:list-header>
          </text:list>
          <text:list text:style-name="L9">
            <text:list-header>
              <text:p text:style-name="P24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18" draw:text-style-name="P4" draw:layer="layout" svg:width="22.856cm" svg:height="12.568cm" svg:x="1.27cm" svg:y="4.458cm">
          <text:list text:style-name="L9">
            <text:list-item>
              <text:p text:style-name="P3"><text:span text:style-name="T4">Use an </text:span><text:span text:style-name="T21">if</text:span><text:span text:style-name="T22"> statement for any kind of condition testing.</text:span></text:p>
            </text:list-item>
            <text:list-item>
              <text:p text:style-name="P24"><text:span text:style-name="T4">Different outcomes can be selected based on a condition within brackets.</text:span></text:p>
            </text:list-item>
          </text:list>
          <text:list text:style-name="L4">
            <text:list-header>
              <text:p text:style-name="P23"><text:span text:style-name="T38">if (</text:span><text:span text:style-name="T39">condition</text:span><text:span text:style-name="T38">) {</text:span></text:p>
              <text:p text:style-name="P23"><text:span text:style-name="T39">… </text:span><text:span text:style-name="T39">do this …</text:span></text:p>
              <text:p text:style-name="P23"><text:span text:style-name="T38">} else {</text:span></text:p>
              <text:p text:style-name="P23"><text:span text:style-name="T39">… </text:span><text:span text:style-name="T39">do something else …</text:span></text:p>
              <text:p text:style-name="P23"><text:span text:style-name="T38">}</text:span></text:p>
            </text:list-header>
          </text:list>
          <text:list text:style-name="L11">
            <text:list-item>
              <text:list>
                <text:list-item>
                  <text:p text:style-name="P28"><text:span text:style-name="T40">condition</text:span><text:span text:style-name="T35"> is any logical value, and can contain multiple condition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29"><text:span text:style-name="T5">e.g. </text:span><text:span text:style-name="T41">(a==2 &amp; b &lt;5), </text:span><text:span text:style-name="T5">this is a compound conditional argument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24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Conditional branching</text:span><text:span text:style-name="T10"><text:line-break/></text:span><text:span text:style-name="T3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19" draw:text-style-name="P31" draw:layer="layout" svg:width="22.86cm" svg:height="12.572cm" svg:x="1.27cm" svg:y="4.504cm">
          <text:list text:style-name="L4">
            <text:list-item>
              <text:p text:style-name="P30"><text:span text:style-name="T42">For example, if we were writing a script to load an unknown set of files, using the </text:span><text:span text:style-name="T43">for</text:span><text:span text:style-name="T44"> loop we wrote before,</text:span><text:span text:style-name="T42"> we might want to warn the user if we can't find any files with the pattern we are searching for.</text:span></text:p>
            </text:list-item>
            <text:list-item>
              <text:p text:style-name="P30"><text:span text:style-name="T42">Here's how we can use an </text:span><text:span text:style-name="T43">if</text:span><text:span text:style-name="T44"> statement to test for this:</text:span></text:p>
              <text:p text:style-name="P30"><text:span text:style-name="T45"/></text:p>
            </text:list-item>
          </text:list>
          <text:p text:style-name="P23"><text:span text:style-name="T24">colony&lt;-data.frame()</text:span></text:p>
          <text:p text:style-name="P23"><text:span text:style-name="T24">countfiles&lt;-dir(pattern="Counts.csv")</text:span></text:p>
          <text:p text:style-name="P23"><text:span text:style-name="T24"/></text:p>
          <text:p text:style-name="P23"><text:span text:style-name="T24">if (length(countfiles) == 0) {</text:span></text:p>
          <text:p text:style-name="P23"><text:span text:style-name="T24"><text:s text:c="4"/></text:span><text:span text:style-name="T24">stop("No Counts.csv files found!")</text:span></text:p>
          <text:p text:style-name="P23"><text:span text:style-name="T24">} else {</text:span></text:p>
          <text:p text:style-name="P23"><text:span text:style-name="T24"><text:s text:c="4"/></text:span><text:span text:style-name="T24">for (</text:span><text:span text:style-name="T34">file</text:span><text:span text:style-name="T24"> in </text:span><text:span text:style-name="T34">countfiles</text:span><text:span text:style-name="T24">) {</text:span></text:p>
          <text:p text:style-name="P23"><text:span text:style-name="T24"><text:s text:c="2"/></text:span><text:span text:style-name="T34"><text:s text:c="6"/></text:span><text:span text:style-name="T24">t&lt;-read.csv(file)</text:span></text:p>
          <text:p text:style-name="P23"><text:span text:style-name="T24"><text:s text:c="8"/></text:span><text:span text:style-name="T24">colony&lt;-rbind(colony,t)</text:span></text:p>
          <text:p text:style-name="P23"><text:span text:style-name="T24"><text:s text:c="4"/></text:span><text:span text:style-name="T24">}</text:span></text:p>
          <text:p text:style-name="P3"><text:span text:style-name="T24">}</text:span></text:p>
          <text:p text:style-name="P30"><text:span text:style-name="T46">The </text:span><text:span text:style-name="T47">stop</text:span><text:span text:style-name="T46"> function outputs the error message and quits.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Conditional branching</text:span><text:span text:style-name="T10"><text:line-break/></text:span><text:span text:style-name="T3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20" draw:text-style-name="P2" draw:layer="layout" svg:width="22.842cm" svg:height="3.197cm" svg:x="1.27cm" svg:y="0.741cm">
          <text:list text:style-name="L1">
            <text:list-header>
              <text:p text:style-name="P1"><text:span text:style-name="T10">Code formatting avoids bug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22.229cm" svg:height="1.544cm" svg:x="1.27cm" svg:y="4.458cm">
          <text:list text:style-name="L13">
            <text:list-item>
              <text:p text:style-name="P3"><text:span text:style-name="T48">Code formatting is crucial for readability of loop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4" draw:layer="layout" svg:width="10.001cm" svg:height="4.824cm" svg:x="13cm" svg:y="6.438cm">
          <text:list text:style-name="L1">
            <text:list-header>
              <text:p text:style-name="P32"><text:span text:style-name="T49"><text:s/></text:span><text:span text:style-name="T49">f &lt;- 26</text:span></text:p>
              <text:p text:style-name="P32"><text:span text:style-name="T49"><text:s/></text:span><text:span text:style-name="T49">while( f != 0 ){</text:span></text:p>
              <text:p text:style-name="P32"><text:span text:style-name="T49"><text:s text:c="4"/></text:span><text:span text:style-name="T49">print(letters[f])</text:span></text:p>
              <text:p text:style-name="P32"><text:span text:style-name="T49"><text:s text:c="4"/></text:span><text:span text:style-name="T49">f &lt;- f-1</text:span></text:p>
              <text:p text:style-name="P32"><text:span text:style-name="T49"><text:s/></text:span><text:span text:style-name="T49">}</text:span></text:p>
            </text:list-header>
          </text:list>
          <text:list text:style-name="L14">
            <text:list-header>
              <text:p text:style-name="P33"><text:span text:style-name="T50"/></text:p>
            </text:list-header>
            <text:list-item>
              <text:p text:style-name="P33"><text:span text:style-name="T50">GOOD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4" draw:layer="layout" svg:width="7.501cm" svg:height="4.824cm" svg:x="2.496cm" svg:y="6.5cm">
          <text:list text:style-name="L1">
            <text:list-header>
              <text:p text:style-name="P32"><text:span text:style-name="T49"><text:s/></text:span><text:span text:style-name="T49">f&lt;-26</text:span></text:p>
              <text:p text:style-name="P32"><text:span text:style-name="T49"><text:s/></text:span><text:span text:style-name="T49">while(f!=0){</text:span></text:p>
              <text:p text:style-name="P32"><text:span text:style-name="T49"><text:s/></text:span><text:span text:style-name="T49">print(letters[f])</text:span></text:p>
              <text:p text:style-name="P32"><text:span text:style-name="T49"><text:s/></text:span><text:span text:style-name="T49">f&lt;-f-1 }</text:span></text:p>
            </text:list-header>
          </text:list>
          <text:list text:style-name="L4">
            <text:list-header>
              <text:p text:style-name="P32"><text:span text:style-name="T51"/></text:p>
              <text:p text:style-name="P33"><text:span text:style-name="T51">BAD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22.388cm" svg:height="5.455cm" svg:x="1.116cm" svg:y="12.043cm">
          <text:list text:style-name="L15">
            <text:list-item>
              <text:p text:style-name="P3"><text:span text:style-name="T48">The code between brackets {} </text:span><text:span text:style-name="T52">always </text:span><text:span text:style-name="T48">is indented, this clearly separates what is executed once, and what is run multiple times</text:span></text:p>
            </text:list-item>
            <text:list-item>
              <text:p text:style-name="P3"><text:span text:style-name="T48">Trailing bracket } always alone on the line at the same indentation level as the initial bracket {</text:span></text:p>
            </text:list-item>
            <text:list-item>
              <text:p text:style-name="P3"><text:span text:style-name="T48">Use white spaces to divide the horizontal space between units of your code, e.g. around assignments, comparis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4.195cm" svg:height="10.641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24" draw:text-style-name="P31" draw:layer="layout" svg:width="22.86cm" svg:height="12.572cm" svg:x="1.27cm" svg:y="4.445cm">
          <text:list text:style-name="L4">
            <text:list-item>
              <text:p text:style-name="P30"><text:span text:style-name="T42">1. Output the patients data frame, with the patients sorted in order of age, oldest first. (You may need the </text:span><text:span text:style-name="T43">rev</text:span><text:span text:style-name="T44"> function.)</text:span></text:p>
            </text:list-item>
            <text:list-item>
              <text:p text:style-name="P30"><text:span text:style-name="T42"/></text:p>
            </text:list-item>
            <text:list-item>
              <text:p text:style-name="P30"><text:span text:style-name="T42">2. Load in the </text:span><text:span text:style-name="T43">colony</text:span><text:span text:style-name="T42"> data frame using a for loop. Three of the data files are in the </text:span><text:span text:style-name="T53">Day_1_scripts</text:span><text:span text:style-name="T42"> folder. Load all three files into </text:span><text:span text:style-name="T43">colony </text:span><text:span text:style-name="T44">using the for loop in the slides.</text:span></text:p>
            </text:list-item>
            <text:list-item>
              <text:p text:style-name="P30"><text:span text:style-name="T44"/></text:p>
            </text:list-item>
            <text:list-item>
              <text:p text:style-name="P30"><text:span text:style-name="T44">3. How many observations do you have in the </text:span><text:span text:style-name="T43">colony</text:span><text:span text:style-name="T44"> data frame? Find out by counting the number of rows in </text:span><text:span text:style-name="T43">colony</text:span><text:span text:style-name="T44"> using the </text:span><text:span text:style-name="T43">nrow</text:span><text:span text:style-name="T44"> function.</text:span></text:p>
            </text:list-item>
            <text:list-item>
              <text:p text:style-name="P30"><text:span text:style-name="T42"/></text:p>
            </text:list-item>
            <text:list-item>
              <text:p text:style-name="P30"><text:span text:style-name="T42">4. You have calculated that you will have sufficient power for your analysis if you have at least 70 observations. Modify your </text:span><text:span text:style-name="T54">for </text:span><text:span text:style-name="T44">loop so it will only load files if colony has less than 70 observations in i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Exercise</text:span><text:span text:style-name="T10"><text:line-break/></text:span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25" draw:text-style-name="P31" draw:layer="layout" svg:width="22.86cm" svg:height="12.572cm" svg:x="1.27cm" svg:y="4.445cm">
          <text:list text:style-name="L4">
            <text:list-item>
              <text:p text:style-name="P30"><text:span text:style-name="T42">1. To order the patients by decreasing age:</text:span></text:p>
            </text:list-item>
          </text:list>
          <text:p text:style-name="P3"><text:span text:style-name="T24">patients[rev(order(patients$Age)),]</text:span></text:p>
          <text:p text:style-name="P3"><text:span text:style-name="T24"/></text:p>
          <text:list text:continue-numbering="true" text:style-name="L4">
            <text:list-item>
              <text:p text:style-name="P30"><text:span text:style-name="T42">3. To stop loading files after at least 70 observations have been found, use the code from the first </text:span><text:span text:style-name="T43">for</text:span><text:span text:style-name="T44"> loop slide with a new </text:span><text:span text:style-name="T43">if</text:span><text:span text:style-name="T44"> statement</text:span><text:span text:style-name="T42">:</text:span></text:p>
            </text:list-item>
          </text:list>
          <text:p text:style-name="P23"><text:span text:style-name="T24">colony&lt;-data.frame()</text:span></text:p>
          <text:p text:style-name="P23"><text:span text:style-name="T24">countfiles&lt;-dir(pattern="Counts.csv")</text:span></text:p>
          <text:p text:style-name="P23"><text:span text:style-name="T24">for (file in countfiles) {</text:span></text:p>
          <text:p text:style-name="P23"><text:span text:style-name="T24"><text:s text:c="4"/></text:span><text:span text:style-name="T24">if ( </text:span><text:span text:style-name="T34">nrow(colony) &lt;= 70</text:span><text:span text:style-name="T24"> ) {</text:span></text:p>
          <text:p text:style-name="P23"><text:span text:style-name="T24"><text:s text:c="2"/></text:span><text:span text:style-name="T34"><text:s text:c="6"/></text:span><text:span text:style-name="T24">t&lt;-read.csv(file)</text:span></text:p>
          <text:p text:style-name="P23"><text:span text:style-name="T24"><text:s text:c="8"/></text:span><text:span text:style-name="T24">colony&lt;-rbind(colony,t)</text:span></text:p>
          <text:p text:style-name="P23"><text:span text:style-name="T24"><text:s text:c="4"/></text:span><text:span text:style-name="T24">}</text:span></text:p>
          <text:p text:style-name="P23"><text:span text:style-name="T24">}</text:span></text:p>
          <text:list text:continue-numbering="true" text:style-name="L4">
            <text:list-item>
              <text:p text:style-name="P30"><text:span text:style-name="T24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Answers to exerc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4T00:01:36</dc:date>
    <meta:print-date>2012-12-03T00:34:46</meta:print-date>
    <meta:editing-cycles>198</meta:editing-cycles>
    <meta:editing-duration>P25DT18H53M49S</meta:editing-duration>
    <meta:generator>OpenOffice.org/3.4.1$Unix OpenOffice.org_project/341m1$Build-9593</meta:generator>
    <meta:printed-by>Robert Stojnic</meta:printed-by>
    <meta:document-statistic meta:object-count="163"/>
  </office:meta>
</office:document-meta>
</file>